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cbff" officeooo:paragraph-rsid="000dcb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7d78" officeooo:paragraph-rsid="00117d7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9ee4" officeooo:paragraph-rsid="00149ee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dcbff" officeooo:paragraph-rsid="000dcb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dcbff" officeooo:paragraph-rsid="000f30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17d78" officeooo:paragraph-rsid="00117d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fc8eb" officeooo:paragraph-rsid="000d275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4fc4" officeooo:paragraph-rsid="00144fc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49ee4" officeooo:paragraph-rsid="00149ee4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4fe9e" officeooo:paragraph-rsid="0014fe9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4acde" officeooo:paragraph-rsid="0014acde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style:style style:name="T3" style:family="text">
      <style:text-properties fo:font-weight="bold" officeooo:rsid="00144fc4" style:font-weight-asian="bold" style:font-weight-complex="bold"/>
    </style:style>
    <style:style style:name="T4" style:family="text">
      <style:text-properties fo:font-weight="normal" officeooo:rsid="000dcbff" style:font-weight-asian="normal" style:font-weight-complex="normal"/>
    </style:style>
    <style:style style:name="T5" style:family="text">
      <style:text-properties fo:font-weight="normal" officeooo:rsid="000fc8eb" style:font-weight-asian="normal" style:font-weight-complex="normal"/>
    </style:style>
    <style:style style:name="T6" style:family="text">
      <style:text-properties officeooo:rsid="000e91ad"/>
    </style:style>
    <style:style style:name="T7" style:family="text">
      <style:text-properties officeooo:rsid="000f30a0"/>
    </style:style>
    <style:style style:name="T8" style:family="text">
      <style:text-properties officeooo:rsid="0012548c"/>
    </style:style>
    <style:style style:name="T9" style:family="text">
      <style:text-properties officeooo:rsid="00144fc4"/>
    </style:style>
    <style:style style:name="T10" style:family="text">
      <style:text-properties officeooo:rsid="0014fe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cess Book</text:p>
      <text:p text:style-name="P1"/>
      <text:p text:style-name="P3">Maandag 4 juni</text:p>
      <text:p text:style-name="P3"/>
      <text:p text:style-name="P13">Planning gemaakt wie wat gaat doen voor dinsdag, trello aangemaakt voor comminucatie en github aangemaakt door Peter. <text:span text:style-name="T1">Dataset uitgekozen: KNMI Weather.</text:span></text:p>
      <text:p text:style-name="P13"/>
      <text:p text:style-name="P4">Dinsdag 5 juni</text:p>
      <text:p text:style-name="P4"/>
      <text:p text:style-name="P16">Ieder heeft zelfstandig gewerkt. Data gedownload, en onderzocht. Attributes geclassificeerd door Pasqual, eerste code gemaakt voor omzetten van .txt naar .csv door Peter en Jochem. </text:p>
      <text:p text:style-name="P14"/>
      <text:p text:style-name="P5">Woensdag 6 juni</text:p>
      <text:p text:style-name="P5"/>
      <text:p text:style-name="P17">Taakverdeling: Pasqual lege data invullen. Jochem kijken naar decision trees, Peter clusteren data en begrijpen van data d.m.v. grafieken, Maurice begrijpen van Pandas.</text:p>
      <text:p text:style-name="P15"/>
      <text:p text:style-name="P15"><text:span text:style-name="T2">Donderdag 7 juni</text:span> </text:p>
      <text:p text:style-name="P3"/>
      <text:p text:style-name="P18">De data is opgedeeld in 4 clusters:</text:p>
      <text:list xml:id="list8105485104836453308" text:style-name="L1">
        <text:list-item>
          <text:p text:style-name="P29">Gegevens over wind: Jochem</text:p>
        </text:list-item>
        <text:list-item>
          <text:p text:style-name="P29">Gegevens over temperatuur: Maurice</text:p>
        </text:list-item>
        <text:list-item>
          <text:p text:style-name="P29">Gegevens over zonneschijn en luchtdruk: Pasqual</text:p>
        </text:list-item>
        <text:list-item>
          <text:p text:style-name="P29">Gegevens over luchtvochtigheid: Peter</text:p>
        </text:list-item>
      </text:list>
      <text:p text:style-name="P18"/>
      <text:p text:style-name="P18">Elk van de clusters:</text:p>
      <text:list xml:id="list3950036129504788336" text:style-name="L2">
        <text:list-item>
          <text:p text:style-name="P30">Beschrijving van het cluster</text:p>
        </text:list-item>
        <text:list-item>
          <text:p text:style-name="P30">Beschrijving van elk van de variabelen binnen het cluster</text:p>
        </text:list-item>
        <text:list-item>
          <text:p text:style-name="P30">Welke stations welke variabelen hebben gemeten.</text:p>
        </text:list-item>
        <text:list-item>
          <text:p text:style-name="P30">Ideeën over hoe je variabelen het best gevisualiseerd kunnen worden (schaalverdeling, tijdbestek, etc.)</text:p>
        </text:list-item>
      </text:list>
      <text:p text:style-name="P18"/>
      <text:p text:style-name="P19">Peter: </text:p>
      <text:p text:style-name="P19">ik heb in Datavisualisatiev1.1.py gecreerd met een aantal dingen toegevoegd: </text:p>
      <text:p text:style-name="P19">- procedure avg_over_year_all_stn: gemiddelden over alle stations</text:p>
      <text:p text:style-name="P19">- nanmean() - heb nanmean gebruikt ipv mean, om NaN values aan te kunnen</text:p>
      <text:p text:style-name="P19">- procedure boxplot_att om box plotjes te maken.</text:p>
      <text:p text:style-name="P19"/>
      <text:p text:style-name="P6">Vrijdag – Zaterdag – Zondag – Maandag</text:p>
      <text:p text:style-name="P6"/>
      <text:p text:style-name="P20">Allen hebben we gewerkt aan onze toegewezen clusters.</text:p>
      <text:p text:style-name="P20"/>
      <text:p text:style-name="P7">Dinsdag 12 juni</text:p>
      <text:p text:style-name="P7"/>
      <text:p text:style-name="P21">Taken besproken over hoe we de variabelen gaan taggen en bestanden doorgelezen voor het maken van de opdrachten voor week 2.</text:p>
      <text:p text:style-name="P7"/>
      <text:p text:style-name="P8">Woensdag 13 juni</text:p>
      <text:p text:style-name="P8"/>
      <text:p text:style-name="P22">Taken verdeeld over groepsleden:</text:p>
      <text:p text:style-name="P22">- Pasqual: Functies om visueel en non-visueel attributes met elkaar te vergelijken</text:p>
      <text:p text:style-name="P22">- Peter: Bokeh <text:span text:style-name="T6">Visualisatie</text:span></text:p>
      <text:p text:style-name="P23"><text:soft-page-break/>- Maurice: <text:span text:style-name="T7">Univariate plots en univariate gegevens</text:span></text:p>
      <text:p text:style-name="P9">- <text:span text:style-name="T4">Jochem: Werken aan machine learning algoritmen </text:span><text:span text:style-name="T5">en framework regressie</text:span></text:p>
      <text:p text:style-name="P25"/>
      <text:p text:style-name="P10">Donderdag – Vrijdag – Zaterdag – Zondag – Maandag – <text:span text:style-name="T9">Dinsdag</text:span></text:p>
      <text:p text:style-name="P10"/>
      <text:p text:style-name="P24">Werken aan de culsters, de univariate gegevens verzamelen, en verbanden proberen te vinden tussen variabelen. <text:span text:style-name="T8">De GitHub is opgeschoond.</text:span></text:p>
      <text:p text:style-name="P24"/>
      <text:p text:style-name="P24"><text:s/><text:span text:style-name="T3">Woensdag 20 juni</text:span></text:p>
      <text:p text:style-name="P24"/>
      <text:p text:style-name="P26">Taakverdeling:</text:p>
      <text:p text:style-name="P26">- Jochem: verder werken aan regressie</text:p>
      <text:p text:style-name="P26">- Peter: Technisch Rapport</text:p>
      <text:p text:style-name="P26">- Maurice: Bokeh / GitHub Pages</text:p>
      <text:p text:style-name="P26">- Pasqual: Demo / Verhaallijn en volgrode</text:p>
      <text:p text:style-name="P26"/>
      <text:p text:style-name="P11">Donderdag 21 juni</text:p>
      <text:p text:style-name="P11"/>
      <text:p text:style-name="P27">Werken aan taken</text:p>
      <text:p text:style-name="P27"/>
      <text:p text:style-name="P32">Vrijdag – <text:span text:style-name="T10">Zaterdag – Zondag – Maandag</text:span></text:p>
      <text:p text:style-name="P32"/>
      <text:p text:style-name="P31">Verder werken aan de taken, verhaallijn is verandert van Klimaatverandering naar Weer Voorspellen</text:p>
      <text:p text:style-name="P32"/>
      <text:p text:style-name="P31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26T10:26:21.544939238</dc:date>
    <meta:editing-duration>PT41M33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343" meta:character-count="2321" meta:non-whitespace-character-count="2015"/>
  </office:meta>
</office:document-meta>
</file>